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P3" style:family="paragraph" style:parent-style-name="Footer">
      <style:paragraph-properties fo:break-before="page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Standard">
      <style:paragraph-properties fo:text-align="center" style:justify-single-word="false" fo:break-before="page"/>
      <style:text-properties officeooo:paragraph-rsid="004249ab"/>
    </style:style>
    <style:style style:name="P6" style:family="paragraph" style:parent-style-name="Standard">
      <style:paragraph-properties fo:break-before="page"/>
      <style:text-properties fo:font-weight="bold" style:font-weight-asian="bold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paragraph-rsid="0012c3ad" style:font-style-asian="normal" style:font-style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rsid="0022c5c6" officeooo:paragraph-rsid="003a72e8" style:font-style-asian="normal" style:font-style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style="normal" fo:font-weight="normal" officeooo:rsid="00306f3f" officeooo:paragraph-rsid="00306f3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4249ab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290ba2"/>
    </style:style>
    <style:style style:name="P14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dcdd9" officeooo:paragraph-rsid="002dcdd9" style:font-weight-asian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4e81" officeooo:paragraph-rsid="002e4e81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2eab44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306f3f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language="ru" fo:country="RU" fo:font-weight="normal" officeooo:rsid="0023f784" officeooo:paragraph-rsid="002dcdd9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2dcdd9" officeooo:paragraph-rsid="0035e2f2" style:font-weight-asian="bold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paragraph-rsid="0035e2f2" style:font-weight-asian="bold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31f82b" officeooo:paragraph-rsid="004249ab"/>
    </style:style>
    <style:style style:name="P27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2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22c5c6"/>
    </style:style>
    <style:style style:name="P2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35e2f2"/>
    </style:style>
    <style:style style:name="P3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249ab"/>
    </style:style>
    <style:style style:name="P3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685bb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bd420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style:font-weight-asian="bold"/>
    </style:style>
    <style:style style:name="P3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normal" style:font-style-asian="normal" style:font-style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italic" officeooo:paragraph-rsid="00587975" style:font-style-asian="italic"/>
    </style:style>
    <style:style style:name="P37" style:family="paragraph" style:parent-style-name="Standard">
      <style:paragraph-properties fo:margin-left="0cm" fo:margin-right="0cm" fo:text-align="center" style:justify-single-word="false" fo:text-indent="1.249cm" style:auto-text-indent="false" fo:break-before="page"/>
      <style:text-properties fo:language="ru" fo:country="RU" officeooo:rsid="002dcdd9" officeooo:paragraph-rsid="002dcdd9"/>
    </style:style>
    <style:style style:name="P38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  <style:text-properties officeooo:paragraph-rsid="0038768f"/>
    </style:style>
    <style:style style:name="P39" style:family="paragraph" style:parent-style-name="Standard">
      <style:paragraph-properties fo:text-align="center" style:justify-single-word="false"/>
    </style:style>
    <style:style style:name="P40" style:family="paragraph" style:parent-style-name="Standard">
      <style:paragraph-properties fo:text-align="center" style:justify-single-word="false"/>
      <style:text-properties officeooo:paragraph-rsid="004249ab"/>
    </style:style>
    <style:style style:name="P41" style:family="paragraph" style:parent-style-name="Standard">
      <style:paragraph-properties fo:text-align="justify" style:justify-single-word="false"/>
    </style:style>
    <style:style style:name="P42" style:family="paragraph" style:parent-style-name="Standard">
      <style:paragraph-properties fo:text-align="justify" style:justify-single-word="false"/>
      <style:text-properties officeooo:paragraph-rsid="00362334"/>
    </style:style>
    <style:style style:name="P43" style:family="paragraph" style:parent-style-name="Standard">
      <style:paragraph-properties fo:text-align="justify" style:justify-single-word="false"/>
      <style:text-properties officeooo:paragraph-rsid="004249ab"/>
    </style:style>
    <style:style style:name="P4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5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46" style:family="paragraph" style:parent-style-name="Standard">
      <style:paragraph-properties fo:text-align="justify" style:justify-single-word="false"/>
      <style:text-properties fo:font-style="italic" officeooo:paragraph-rsid="004249ab" style:font-style-asian="italic"/>
    </style:style>
    <style:style style:name="P47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48" style:family="paragraph" style:parent-style-name="Standard">
      <style:paragraph-properties fo:text-align="start" style:justify-single-word="false"/>
      <style:text-properties officeooo:paragraph-rsid="0037ace8"/>
    </style:style>
    <style:style style:name="P49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1e947a" officeooo:paragraph-rsid="001e947a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1f82b" officeooo:paragraph-rsid="0031f82b" style:font-weight-asian="normal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2194c" officeooo:paragraph-rsid="0032194c" style:font-weight-asian="normal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5e2f2" officeooo:paragraph-rsid="0035e2f2" style:font-weight-asian="normal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31f82b" officeooo:paragraph-rsid="0031f82b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7ace8" style:font-style-asian="italic" style:font-weight-asian="normal" style:font-weight-complex="normal"/>
    </style:style>
    <style:style style:name="P5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1e947a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53c5aa" officeooo:paragraph-rsid="00306f3f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7ace8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249ab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rsid="0031f82b" officeooo:paragraph-rsid="0031f82b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fo:font-weight="bold" officeooo:rsid="0032194c" officeooo:paragraph-rsid="0032194c" style:font-weight-asian="bold" style:font-weight-complex="bold"/>
    </style:style>
    <style:style style:name="P64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paragraph-rsid="001e947a"/>
    </style:style>
    <style:style style:name="P65" style:family="paragraph" style:parent-style-name="Text_20_body">
      <style:text-properties officeooo:paragraph-rsid="0038768f"/>
    </style:style>
    <style:style style:name="P66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P6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597ca9"/>
    </style:style>
    <style:style style:name="P6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4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style style:name="T5" style:family="text">
      <style:text-properties fo:color="#bfbfbf" fo:font-size="8pt" fo:font-style="italic" style:font-size-asian="8pt" style:font-style-asian="italic" style:font-size-complex="8pt"/>
    </style:style>
    <style:style style:name="T6" style:family="text">
      <style:text-properties fo:color="#bfbfbf" fo:font-size="8pt" fo:font-style="italic" officeooo:rsid="00214222" style:font-size-asian="8pt" style:font-style-asian="italic" style:font-size-complex="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e947a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f784" style:font-weight-asian="bold" style:font-weight-complex="bold"/>
    </style:style>
    <style:style style:name="T13" style:family="text">
      <style:text-properties fo:font-weight="bold" officeooo:rsid="002eab44" style:font-weight-asian="bold" style:font-weight-complex="bold"/>
    </style:style>
    <style:style style:name="T14" style:family="text">
      <style:text-properties fo:font-weight="bold" officeooo:rsid="0037ace8" style:font-weight-asian="bold"/>
    </style:style>
    <style:style style:name="T15" style:family="text">
      <style:text-properties fo:font-weight="bold" officeooo:rsid="004249ab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/>
    </style:style>
    <style:style style:name="T18" style:family="text">
      <style:text-properties fo:language="en" fo:country="US" fo:font-style="italic" officeooo:rsid="0012c3ad" style:font-style-asian="italic"/>
    </style:style>
    <style:style style:name="T19" style:family="text">
      <style:text-properties fo:language="en" fo:country="US" fo:font-style="italic" officeooo:rsid="0015ffa6" style:font-style-asian="italic"/>
    </style:style>
    <style:style style:name="T20" style:family="text">
      <style:text-properties fo:language="en" fo:country="US" fo:font-style="italic" officeooo:rsid="00184362" style:font-style-asian="italic" style:font-style-complex="italic"/>
    </style:style>
    <style:style style:name="T21" style:family="text">
      <style:text-properties fo:language="en" fo:country="US" fo:font-style="italic" officeooo:rsid="001b792c" style:font-style-asian="italic" style:font-style-complex="italic"/>
    </style:style>
    <style:style style:name="T22" style:family="text">
      <style:text-properties fo:language="en" fo:country="US" fo:font-style="italic" officeooo:rsid="001c51ca" style:font-style-asian="italic" style:font-style-complex="italic"/>
    </style:style>
    <style:style style:name="T23" style:family="text">
      <style:text-properties fo:language="en" fo:country="US" fo:font-style="italic" officeooo:rsid="001d7cf6" style:font-style-asian="italic" style:font-style-complex="italic"/>
    </style:style>
    <style:style style:name="T24" style:family="text">
      <style:text-properties fo:language="en" fo:country="US" fo:font-style="italic" officeooo:rsid="0022c5c6" style:font-style-asian="italic" style:font-style-complex="italic"/>
    </style:style>
    <style:style style:name="T25" style:family="text">
      <style:text-properties fo:language="en" fo:country="US" fo:font-style="italic" officeooo:rsid="0017e45d" style:font-style-asian="italic"/>
    </style:style>
    <style:style style:name="T26" style:family="text">
      <style:text-properties fo:language="en" fo:country="US" fo:font-style="italic" officeooo:rsid="0022c5c6" style:font-style-asian="italic"/>
    </style:style>
    <style:style style:name="T27" style:family="text">
      <style:text-properties fo:language="en" fo:country="US" fo:font-style="italic" officeooo:rsid="00587975" style:font-style-asian="italic"/>
    </style:style>
    <style:style style:name="T28" style:family="text">
      <style:text-properties fo:language="en" fo:country="US" fo:font-style="italic" officeooo:rsid="00597ca9" style:font-style-asian="italic"/>
    </style:style>
    <style:style style:name="T29" style:family="text">
      <style:text-properties fo:language="en" fo:country="US" officeooo:rsid="00087b28"/>
    </style:style>
    <style:style style:name="T30" style:family="text">
      <style:text-properties fo:language="en" fo:country="US" officeooo:rsid="00098e31"/>
    </style:style>
    <style:style style:name="T31" style:family="text">
      <style:text-properties fo:language="en" fo:country="US" officeooo:rsid="0012c3ad"/>
    </style:style>
    <style:style style:name="T32" style:family="text">
      <style:text-properties fo:language="en" fo:country="US" officeooo:rsid="0022c5c6"/>
    </style:style>
    <style:style style:name="T33" style:family="text">
      <style:text-properties fo:language="en" fo:country="US" fo:font-style="normal" officeooo:rsid="0022c5c6" style:font-style-asian="normal" style:font-style-complex="normal"/>
    </style:style>
    <style:style style:name="T34" style:family="text">
      <style:text-properties fo:language="en" fo:country="US" fo:font-style="normal" officeooo:rsid="004bd420" style:font-style-asian="normal" style:font-style-complex="normal"/>
    </style:style>
    <style:style style:name="T35" style:family="text">
      <style:text-properties fo:language="en" fo:country="US" officeooo:rsid="004cba11"/>
    </style:style>
    <style:style style:name="T36" style:family="text">
      <style:text-properties fo:language="en" fo:country="US" officeooo:rsid="00587975"/>
    </style:style>
    <style:style style:name="T37" style:family="text">
      <style:text-properties fo:language="en" fo:country="US" officeooo:rsid="005e6691"/>
    </style:style>
    <style:style style:name="T38" style:family="text">
      <style:text-properties style:font-name="Wingdings"/>
    </style:style>
    <style:style style:name="T39" style:family="text">
      <style:text-properties fo:language="ru" fo:country="RU"/>
    </style:style>
    <style:style style:name="T40" style:family="text">
      <style:text-properties fo:language="ru" fo:country="RU" fo:font-style="italic" style:font-style-asian="italic"/>
    </style:style>
    <style:style style:name="T41" style:family="text">
      <style:text-properties fo:language="ru" fo:country="RU" fo:font-style="italic" style:font-style-asian="italic" style:font-style-complex="italic"/>
    </style:style>
    <style:style style:name="T42" style:family="text">
      <style:text-properties fo:language="ru" fo:country="RU" fo:font-style="italic" officeooo:rsid="0025f2ed" style:font-style-asian="italic" style:font-style-complex="italic"/>
    </style:style>
    <style:style style:name="T43" style:family="text">
      <style:text-properties fo:language="ru" fo:country="RU" fo:font-style="italic" officeooo:rsid="0015ffa6" style:font-style-asian="italic"/>
    </style:style>
    <style:style style:name="T44" style:family="text">
      <style:text-properties fo:language="ru" fo:country="RU" fo:font-style="italic" officeooo:rsid="0039652b" style:font-style-asian="italic"/>
    </style:style>
    <style:style style:name="T45" style:family="text">
      <style:text-properties fo:language="ru" fo:country="RU" fo:font-style="italic" officeooo:rsid="00459326" style:font-style-asian="italic"/>
    </style:style>
    <style:style style:name="T46" style:family="text">
      <style:text-properties fo:language="ru" fo:country="RU" officeooo:rsid="00087b28"/>
    </style:style>
    <style:style style:name="T47" style:family="text">
      <style:text-properties fo:language="ru" fo:country="RU" officeooo:rsid="000c548d"/>
    </style:style>
    <style:style style:name="T48" style:family="text">
      <style:text-properties fo:language="ru" fo:country="RU" officeooo:rsid="000e7ccf"/>
    </style:style>
    <style:style style:name="T49" style:family="text">
      <style:text-properties fo:language="ru" fo:country="RU" officeooo:rsid="0020ff30"/>
    </style:style>
    <style:style style:name="T50" style:family="text">
      <style:text-properties fo:language="ru" fo:country="RU" fo:font-style="normal" officeooo:rsid="003a72e8" style:font-style-asian="normal" style:font-style-complex="normal"/>
    </style:style>
    <style:style style:name="T51" style:family="text">
      <style:text-properties fo:language="ru" fo:country="RU" fo:font-style="normal" officeooo:rsid="00459326" style:font-style-asian="normal" style:font-style-complex="normal"/>
    </style:style>
    <style:style style:name="T52" style:family="text">
      <style:text-properties fo:language="ru" fo:country="RU" fo:font-style="normal" officeooo:rsid="0048366a" style:font-style-asian="normal" style:font-style-complex="normal"/>
    </style:style>
    <style:style style:name="T53" style:family="text">
      <style:text-properties fo:language="ru" fo:country="RU" officeooo:rsid="001e947a"/>
    </style:style>
    <style:style style:name="T54" style:family="text">
      <style:text-properties fo:language="ru" fo:country="RU" fo:font-weight="bold" officeooo:rsid="0023f784" style:font-weight-asian="bold" style:font-weight-complex="bold"/>
    </style:style>
    <style:style style:name="T55" style:family="text">
      <style:text-properties fo:language="ru" fo:country="RU" fo:font-weight="bold" officeooo:rsid="002eab44" style:font-weight-asian="bold" style:font-weight-complex="bold"/>
    </style:style>
    <style:style style:name="T56" style:family="text">
      <style:text-properties fo:language="ru" fo:country="RU" fo:font-weight="bold" officeooo:rsid="0037ace8" style:font-weight-asian="bold" style:font-weight-complex="bold"/>
    </style:style>
    <style:style style:name="T57" style:family="text">
      <style:text-properties fo:language="ru" fo:country="RU" fo:font-weight="bold" officeooo:rsid="001e947a" style:font-weight-asian="bold" style:font-weight-complex="bold"/>
    </style:style>
    <style:style style:name="T58" style:family="text">
      <style:text-properties fo:language="ru" fo:country="RU" fo:font-weight="bold" officeooo:rsid="004249ab" style:font-weight-asian="bold" style:font-weight-complex="bold"/>
    </style:style>
    <style:style style:name="T59" style:family="text">
      <style:text-properties fo:language="ru" fo:country="RU" fo:font-weight="normal" officeooo:rsid="0023f784" style:font-weight-asian="normal" style:font-weight-complex="normal"/>
    </style:style>
    <style:style style:name="T60" style:family="text">
      <style:text-properties fo:language="ru" fo:country="RU" fo:font-weight="normal" officeooo:rsid="002eab44" style:font-weight-asian="normal" style:font-weight-complex="normal"/>
    </style:style>
    <style:style style:name="T61" style:family="text">
      <style:text-properties fo:language="ru" fo:country="RU" fo:font-weight="normal" officeooo:rsid="0035e2f2" style:font-weight-asian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font-name="Calibri1" fo:font-size="11pt" style:text-underline-style="none" style:text-blinking="false" fo:background-color="transparent" loext:char-shading-value="0"/>
    </style:style>
    <style:style style:name="T63" style:family="text">
      <style:text-properties fo:font-variant="normal" fo:text-transform="none" fo:color="#222222" fo:letter-spacing="normal"/>
    </style:style>
    <style:style style:name="T64" style:family="text">
      <style:text-properties fo:font-variant="normal" fo:text-transform="none" fo:color="#222222" fo:letter-spacing="normal" fo:language="en" fo:country="US" officeooo:rsid="0022c5c6"/>
    </style:style>
    <style:style style:name="T65" style:family="text">
      <style:text-properties fo:font-variant="normal" fo:text-transform="none" fo:color="#222222" fo:letter-spacing="normal" fo:language="en" fo:country="US" fo:font-style="normal" officeooo:rsid="0022c5c6" style:font-style-asian="normal" style:font-style-complex="normal"/>
    </style:style>
    <style:style style:name="T66" style:family="text">
      <style:text-properties officeooo:rsid="000b6bc9"/>
    </style:style>
    <style:style style:name="T67" style:family="text">
      <style:text-properties officeooo:rsid="0013d168"/>
    </style:style>
    <style:style style:name="T68" style:family="text">
      <style:text-properties officeooo:rsid="0014a155"/>
    </style:style>
    <style:style style:name="T69" style:family="text">
      <style:text-properties officeooo:rsid="0015f800"/>
    </style:style>
    <style:style style:name="T70" style:family="text">
      <style:text-properties officeooo:rsid="001d7cf6"/>
    </style:style>
    <style:style style:name="T71" style:family="text">
      <style:text-properties officeooo:rsid="00214222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23f784" style:font-weight-asian="normal" style:font-weight-complex="normal"/>
    </style:style>
    <style:style style:name="T74" style:family="text">
      <style:text-properties fo:font-weight="normal" officeooo:rsid="0035e2f2" style:font-weight-asian="normal" style:font-weight-complex="normal"/>
    </style:style>
    <style:style style:name="T75" style:family="text">
      <style:text-properties fo:font-weight="normal" officeooo:rsid="001e947a" style:font-weight-asian="normal" style:font-weight-complex="normal"/>
    </style:style>
    <style:style style:name="T76" style:family="text">
      <style:text-properties fo:font-weight="normal" officeooo:rsid="003fb138" style:font-weight-asian="normal" style:font-weight-complex="normal"/>
    </style:style>
    <style:style style:name="T77" style:family="text">
      <style:text-properties fo:font-weight="normal" officeooo:rsid="004249ab" style:font-weight-asian="normal" style:font-weight-complex="normal"/>
    </style:style>
    <style:style style:name="T78" style:family="text">
      <style:text-properties fo:font-weight="normal" officeooo:rsid="0035e2f2" style:font-weight-asian="normal" style:font-weight-complex="bold"/>
    </style:style>
    <style:style style:name="T79" style:family="text">
      <style:text-properties officeooo:rsid="0023f784"/>
    </style:style>
    <style:style style:name="T80" style:family="text">
      <style:text-properties fo:color="#000000" fo:language="ru" fo:country="RU" fo:font-style="italic" officeooo:rsid="0022c5c6" style:font-style-asian="italic" style:font-style-complex="normal"/>
    </style:style>
    <style:style style:name="T81" style:family="text">
      <style:text-properties officeooo:rsid="0025f2ed"/>
    </style:style>
    <style:style style:name="T82" style:family="text">
      <style:text-properties officeooo:rsid="002711f1"/>
    </style:style>
    <style:style style:name="T83" style:family="text">
      <style:text-properties officeooo:rsid="00290ba2"/>
    </style:style>
    <style:style style:name="T84" style:family="text">
      <style:text-properties officeooo:rsid="002cb41a"/>
    </style:style>
    <style:style style:name="T85" style:family="text">
      <style:text-properties officeooo:rsid="002e4e81"/>
    </style:style>
    <style:style style:name="T86" style:family="text">
      <style:text-properties officeooo:rsid="00306f3f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officeooo:rsid="001e947a"/>
    </style:style>
    <style:style style:name="T89" style:family="text">
      <style:text-properties officeooo:rsid="0032194c"/>
    </style:style>
    <style:style style:name="T90" style:family="text">
      <style:text-properties officeooo:rsid="0035e2f2"/>
    </style:style>
    <style:style style:name="T91" style:family="text">
      <style:text-properties officeooo:rsid="0023f784" style:font-weight-complex="bold"/>
    </style:style>
    <style:style style:name="T92" style:family="text">
      <style:text-properties officeooo:rsid="0039652b"/>
    </style:style>
    <style:style style:name="T93" style:family="text">
      <style:text-properties officeooo:rsid="003a72e8"/>
    </style:style>
    <style:style style:name="T94" style:family="text">
      <style:text-properties officeooo:rsid="0040735d"/>
    </style:style>
    <style:style style:name="T95" style:family="text">
      <style:text-properties officeooo:rsid="004098c8"/>
    </style:style>
    <style:style style:name="T96" style:family="text">
      <style:text-properties officeooo:rsid="004249ab"/>
    </style:style>
    <style:style style:name="T97" style:family="text">
      <style:text-properties officeooo:rsid="00459326"/>
    </style:style>
    <style:style style:name="T98" style:family="text">
      <style:text-properties officeooo:rsid="004685bb"/>
    </style:style>
    <style:style style:name="T99" style:family="text">
      <style:text-properties officeooo:rsid="004a08ea"/>
    </style:style>
    <style:style style:name="T100" style:family="text">
      <style:text-properties officeooo:rsid="005e66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<text:span text:style-name="T62">План-1 Три в ряд - основная механика</text:span> </text:p>
      <text:p text:style-name="P47">Описание документа.</text:p>
      <text:p text:style-name="P27">Мы будем выделять отдельные части проекта(игры), т.к. нельзя просто взять и сделать игру. А, нужно «кристаллизовать» процесс, т.е. разбить его на части<text:span text:style-name="T29">. </text:span><text:span text:style-name="T46">Мы будем использовать двух </text:span><text:span text:style-name="T49">уровненную</text:span><text:span text:style-name="T46"> иерархию: </text:span><text:span text:style-name="T49">1-ый уровень </text:span><text:span text:style-name="T46">этап</text:span><text:span text:style-name="T49">ы</text:span><text:span text:style-name="T46"> </text:span><text:span text:style-name="T49">и 2-ой — уровень </text:span><text:span text:style-name="T46">задачи.</text:span></text:p>
      <text:p text:style-name="P41"/>
      <text:p text:style-name="P41">Весь проект(игра) состоит из отдельных частей:</text:p>
      <text:p text:style-name="P27">- <text:span text:style-name="T9">сервер</text:span>. Это нужно что бы игроки могли обмениваться друг с другом данными, для хранения профилей игроков (очки, сыгранные игры и т.д.), так уж устроен интернет. ;<text:span text:style-name="T30">)</text:span></text:p>
      <text:p text:style-name="P27">- <text:span text:style-name="T9">клиент. </text:span>Это та - самая игра которая открывается в браузере, когда мы заходим, например, в игру во вКонтакте.</text:p>
      <text:p text:style-name="P27">- <text:span text:style-name="T9">графика</text:span>. Тут понятно, мы должны понимать, что графика рисуется отдельно от программирования, тут всё просто вроде.</text:p>
      <text:p text:style-name="P27">- <text:span text:style-name="T9">бизнес-логика</text:span>. Т.е. механизмы <text:span text:style-name="T66">игры </text:span>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9">бизнес-логика</text:span>, от английского <text:span text:style-name="T16">business</text:span>-<text:span text:style-name="T16">logic</text:span> (дело и логика).</text:p>
      <text:p text:style-name="P41"/>
      <text:p text:style-name="P27">Далее будет описан <text:span text:style-name="T9">План, </text:span>в конце плана будет готовый продукт, которым можно пользоваться и радоваться.</text:p>
      <text:p text:style-name="P27">План мы разделим на этапы. <text:span text:style-name="T9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27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41"/>
      <text:p text:style-name="P41">Каждый этап будет описан в следующем виде.</text:p>
      <text:p text:style-name="P41">Этап №: <text:span text:style-name="T9">Название Этапа</text:span></text:p>
      <text:p text:style-name="P44">Результат:</text:p>
      <text:p text:style-name="P41">Конечный результат этапа. Что мы сможем увидеть, потрогать, потыкать…</text:p>
      <text:p text:style-name="P45">Задачи:</text:p>
      <text:p text:style-name="P41"><text:tab/><text:span text:style-name="T7">№ - </text:span><text:span text:style-name="T41">Название </text:span><text:span text:style-name="T7"><text:s/>задачи – описывает, что делаем</text:span>. <text:span text:style-name="T7">дата начала — дата завершения</text:span></text:p>
      <text:p text:style-name="P27"><text:soft-page-break/>Тут описание - зачем делается эта задача, к чему мы придем и что получим, что можно будет увидеть, потыкать. <text:span text:style-name="T39">Каждая задача должна быть такой что бы её можно было сделать от 1 до 3 дней.</text:span></text:p>
      <text:p text:style-name="P39"/>
      <text:p text:style-name="P39">Этап 1. <text:span text:style-name="T9">Базовый функционал.</text:span></text:p>
      <text:p text:style-name="P27"><text:span text:style-name="T9">Результат: </text:span>результата внешне никакого<text:span text:style-name="T38"></text:span> пустой экран<text:span text:style-name="T38"></text:span> это всё программистская магия.<text:line-break/>Просто куча файлов с кодом <text:span text:style-name="T38"></text:span> Но всё это нужно для реализации дальнейших этапов.</text:p>
      <text:p text:style-name="P41"/>
      <text:p text:style-name="P45">Задачи:</text:p>
      <text:p text:style-name="P27">1 — <text:span text:style-name="T40">Установка базового кода </text:span><text:span text:style-name="T17">14.10.2017 - 19.10.2017</text:span></text:p>
      <text:p text:style-name="P27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27">2 — <text:span text:style-name="T7">Настройка базы данных 18.10.2017 — 19.10.2017</text:span></text:p>
      <text:p text:style-name="P27">Тут мы будем хранить данные пользователя, его очки, игровую валюту, <text:s/>и прочие данные.</text:p>
      <text:p text:style-name="P27">3 — Настройка приложения в<text:span text:style-name="T71">К</text:span>онтакте. <text:span text:style-name="T7">17.10.2017 — 19.10.2017</text:span></text:p>
      <text:p text:style-name="P27">После этой настро<text:span text:style-name="T68">й</text:span>ки можно будет открыть приложение игры, это будет пустой экран, но в базе данных уже созда<text:span text:style-name="T68">с</text:span>тся аккаунт игрока, например дата его первого входа в игру!</text:p>
      <text:p text:style-name="P27">4 — Анимацио<text:span text:style-name="T67">н</text:span>ный-спрайт. <text:span text:style-name="T16">19.10.2017 – 02.11.2017</text:span></text:p>
      <text:p text:style-name="P27">Создание элемента анимационного спрайта, последовательность кадров, с возможностью задать <text:span text:style-name="T71">изменение</text:span> координат, скорости смены кадров. Выведем примитивную анимацию на экран игры. Это понадобиться в дальнейшем;</text:p>
      <text:p text:style-name="P27">5 — Выплывающие ди<text:span text:style-name="T69">а</text:span>логовое окно. <text:span text:style-name="T16">02.11.2017 – </text:span><text:span text:style-name="T31">23</text:span><text:span text:style-name="T48">.06</text:span><text:span text:style-name="T47">.2018</text:span></text:p>
      <text:p text:style-name="P27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4">Этап 2. <text:span text:style-name="T9">Карта и путь</text:span></text:p>
      <text:p text:style-name="P27"><text:span text:style-name="T9">Результат: </text:span>при входе в игру видна карта — картинка, точки пути на карте, можно листать карту влево и вправо.</text:p>
      <text:p text:style-name="P41"/>
      <text:p text:style-name="P45">Задачи:</text:p>
      <text:p text:style-name="P28"><text:span text:style-name="T8">1</text:span> <text:span text:style-name="T64">✓</text:span><text:span text:style-name="T32"> </text:span>— <text:span text:style-name="T92">Картинка карты</text:span><text:span text:style-name="T40"> </text:span><text:span text:style-name="T18">23.06.2018 – </text:span><text:span text:style-name="T19">10.07.2018</text:span></text:p>
      <text:p text:style-name="P8"/>
      <text:p text:style-name="P28"><text:span text:style-name="T40">2 </text:span><text:span text:style-name="T63">✓</text:span> <text:span text:style-name="T40">— Листалка </text:span><text:span text:style-name="T44">карты </text:span><text:span text:style-name="T40">влево и вправо </text:span><text:span text:style-name="T43">09.07.2018 — 10.07.2018</text:span></text:p>
      <text:p text:style-name="P7"/>
      <text:p text:style-name="P31"><text:span text:style-name="T40">3 </text:span><text:s/><text:span text:style-name="T63">✓ </text:span><text:span text:style-name="T40">— </text:span><text:span text:style-name="T45">Т</text:span><text:span text:style-name="T40">очк</text:span><text:span text:style-name="T45">и пути</text:span><text:span text:style-name="T40">; </text:span><text:span text:style-name="T43">10.07.2018 — </text:span><text:span text:style-name="T25">12.17.2018</text:span></text:p>
      <text:p text:style-name="P7"><text:span text:style-name="T97">Номер точки, серая — не доступна</text:span>, <text:span text:style-name="T98">желтая — пройдена </text:span>, красный - текущая</text:p>
      <text:p text:style-name="P32"><text:span text:style-name="T24">4</text:span><text:span text:style-name="T33"> </text:span><text:span text:style-name="T65">✓</text:span><text:span text:style-name="T80">—</text:span><text:span text:style-name="T33"> </text:span><text:span text:style-name="T50">Звезды </text:span><text:span text:style-name="T51">над </text:span><text:span text:style-name="T50">точк</text:span><text:span text:style-name="T51">ой </text:span><text:span text:style-name="T52">19.03.2019 - </text:span><text:span text:style-name="T34">23.03.2019</text:span></text:p>
      <text:p text:style-name="P9"/>
      <text:p text:style-name="P36"><text:span text:style-name="T32">5</text:span> <text:span text:style-name="T33"><text:s/></text:span><text:span text:style-name="T65">✓ </text:span>— Сундуки<text:span text:style-name="T35"> 23.03.2019 – </text:span><text:span text:style-name="T36">02.04.2019</text:span></text:p>
      <text:p text:style-name="P35"><text:span text:style-name="T93">А</text:span>нимиров<text:span text:style-name="T99">а</text:span>нный сундук, <text:s/>кол-во собра<text:span text:style-name="T79">н</text:span>ных звёзд.</text:p>
      <text:p text:style-name="P67"><text:span text:style-name="T26">6</text:span><text:span text:style-name="T40"> </text:span><text:span text:style-name="T65">✓</text:span> <text:span text:style-name="T40">— Нажатие на точку; </text:span><text:span text:style-name="T27">02.04.2019- </text:span><text:span text:style-name="T28">03.04.2019</text:span></text:p>
      <text:p text:style-name="P7"><text:span text:style-name="T97">О</text:span>кно <text:span text:style-name="T97">покажет:</text:span> номер уровня, кол-во звёзд <text:span text:style-name="T86">игрока на этом уровне</text:span>, очков, кнопка играть.</text:p>
      <text:p text:style-name="P4">Этап 3. <text:span text:style-name="T9">Игр</text:span><text:span text:style-name="T10">овое поле</text:span></text:p>
      <text:p text:style-name="P34">Результат: <text:span text:style-name="T76">П</text:span><text:span text:style-name="T74">оиграть в 3 вряд, заработать очки, достигнуть цели игр, и открывать последовательно точки!</text:span></text:p>
      <text:p text:style-name="P41"/>
      <text:p text:style-name="P45">Задачи:</text:p>
      <text:p text:style-name="P27">1 — <text:span text:style-name="T41">Игровое поле </text:span><text:span text:style-name="T20">14.07.2018 – </text:span><text:span text:style-name="T21">17.07.2018</text:span></text:p>
      <text:p text:style-name="P11"><text:span text:style-name="T94">П</text:span>оле 6 в длину и 4 в высоту, пустое.</text:p>
      <text:p text:style-name="P27">2 — <text:span text:style-name="T41">Случайное заполнение</text:span><text:span text:style-name="T21"> 15.07.2018 – 18.07.2018</text:span></text:p>
      <text:p text:style-name="P11"><text:span text:style-name="T97">З</text:span>аполн<text:span text:style-name="T97">им поле </text:span>случ<text:span text:style-name="T81">ай</text:span>ным<text:span text:style-name="T97">и</text:span> камнями.</text:p>
      <text:p text:style-name="P27">3 — <text:span text:style-name="T41">Клик и двойной клик с обменом </text:span><text:span text:style-name="T21">17.07.2018 – 19.07.2018</text:span></text:p>
      <text:p text:style-name="P11"><text:span text:style-name="T97">К</text:span>лик<text:span text:style-name="T97">аем</text:span> на камень, затем на второй и <text:span text:style-name="T97">видим</text:span> анимацию обмена;</text:p>
      <text:p text:style-name="P27">4 — <text:span text:style-name="T41">Уничтожение линии </text:span><text:span text:style-name="T22">19.07.2018 – </text:span><text:span text:style-name="T23">23.07.2018</text:span></text:p>
      <text:p text:style-name="P11">При выполнении обмена, если получается линия горизонтальная или вертикальная длиной от 3 до 5, то мы её уничтожаем.</text:p>
      <text:p text:style-name="P27">5 — <text:span text:style-name="T41">Падение камней </text:span><text:span text:style-name="T21">16.07.2018 – 18.07.2018</text:span></text:p>
      <text:p text:style-name="P11">После унич<text:span text:style-name="T81">т</text:span>ожения линии, делаем падение камней заполняя пустые сверху, новыми случайными камнями. <text:span text:style-name="T100">Падение из под блокировочных блоков.</text:span></text:p>
      <text:p text:style-name="P27">6 — <text:span text:style-name="T41">Цели: </text:span><text:span text:style-name="T42">таблица вида: </text:span><text:span text:style-name="T41">цвет </text:span><text:span text:style-name="T42">камня </text:span><text:span text:style-name="T41">— количество </text:span></text:p>
      <text:p text:style-name="P11">Перед игрой будет появляется окно с указанием <text:span text:style-name="T70">списка</text:span> цел<text:span text:style-name="T70">ей</text:span>, т.е. Цвета камня и кол-во которое необходимо собрать. <text:span text:style-name="T82">Например</text:span>: <text:span text:style-name="T82">синих — 5, желтых — 3.</text:span></text:p>
      <text:p text:style-name="P11">7 — Индикатор ходов</text:p>
      <text:p text:style-name="P11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11">8 — Индикатор целей</text:p>
      <text:p text:style-name="P11"><text:span text:style-name="T97">Ч</text:span>исло обозначающие кол-во целей; <text:span text:style-name="T94">Собрал все цели - </text:span>игра <text:span text:style-name="T94">завершилась</text:span>;</text:p>
      <text:p text:style-name="P11">Появляется окно «Уровень пройден!»</text:p>
      <text:p text:style-name="P13">9 — Очки</text:p>
      <text:p text:style-name="P13"><text:s/><text:span text:style-name="T97">И</text:span>ндикатор очков, и кол-во заработанных звёзд. 1 звезда, 2 или 3 звезды</text:p>
      <text:p text:style-name="P58"/>
      <text:p text:style-name="P58"/>
      <text:p text:style-name="P64"><text:span text:style-name="T88">Этап 4. <text:s/></text:span><text:span text:style-name="T12">Друзья</text:span></text:p>
      <text:p text:style-name="P22"><text:span text:style-name="T91">Результат: </text:span><text:span text:style-name="T74">Мы увидим своих друзей и их очки на точках и номер точки на которой они находятся, сможем приглашать друзей.</text:span></text:p>
      <text:p text:style-name="P42"/>
      <text:p text:style-name="P56">Задачи:</text:p>
      <text:p text:style-name="P17"><text:span text:style-name="T79">1 — </text:span>Панель друзей;</text:p>
      <text:p text:style-name="P17">Внизу показать список <text:s/>друзей, кнопку пригласить друзей, уровень друга</text:p>
      <text:p text:style-name="P17">2 — <text:span text:style-name="T87">Друзья на точка</text:span></text:p>
      <text:p text:style-name="P10">Показать друзей на точках, и первых трех на точке по очкам в диалоговом окне точки</text:p>
      <text:p text:style-name="P59"><text:tab/>3 — Пригласить друга</text:p>
      <text:p text:style-name="P59"><text:tab/>Кнопка и окно приглашения</text:p>
      <text:p text:style-name="P18"/>
      <text:p text:style-name="P37"><text:span text:style-name="T73">Э</text:span><text:span text:style-name="T72">тап </text:span><text:span text:style-name="T77">5</text:span><text:span text:style-name="T11">. </text:span><text:span text:style-name="T13">Общие</text:span></text:p>
      <text:p text:style-name="P20"><text:span text:style-name="T91">Результат: </text:span><text:span text:style-name="T74">Появятся жизни, экран загрузки.</text:span></text:p>
      <text:p text:style-name="P42"/>
      <text:p text:style-name="P24">Задачи:</text:p>
      <text:p text:style-name="P14"><text:span text:style-name="T85">1 — Стартовое о</text:span>кно загрузки приложения;</text:p>
      <text:p text:style-name="P15">Вначале будет <text:span text:style-name="T90">крутилка</text:span> загрузки игры.</text:p>
      <text:p text:style-name="P15">2 — Окно загрузки следующей карты;</text:p>
      <text:p text:style-name="P19">Все карты не загрузить. Нужно отображать процесс загрузки</text:p>
      <text:p text:style-name="P16">3 — Индикатор жизней</text:p>
      <text:p text:style-name="P16">Показывать кол-во жизней.</text:p>
      <text:p text:style-name="P16">4 — Восстановление жизней по таймеру</text:p>
      <text:p text:style-name="P16">Показать таймер и по его истечению восстановить жизнь!</text:p>
      <text:p text:style-name="P17">5 — Настройки</text:p>
      <text:p text:style-name="P17">Появиться кнопка «Шестеренка» настроек, по нажатию будут выпадать опции: вкл\выкл: звука, музыки;</text:p>
      <text:p text:style-name="P50"/>
      <text:p text:style-name="P55"/>
      <text:p text:style-name="P62">Этап <text:span text:style-name="T96">6</text:span>. <text:span text:style-name="T11">Инструменты</text:span></text:p>
      <text:p text:style-name="P23"><text:span text:style-name="T91">Результат: </text:span><text:span text:style-name="T78">Можно будет пользоваться молотком, вихрем и молнией!</text:span></text:p>
      <text:p text:style-name="P29"/>
      <text:p text:style-name="P25">Задачи:</text:p>
      <text:p text:style-name="P51"><text:tab/>1 — Молоток</text:p>
      <text:p text:style-name="P51"><text:tab/><text:span text:style-name="T95">Р</text:span>азбивает один камень!</text:p>
      <text:p text:style-name="P51"><text:tab/>2 — Вихрь</text:p>
      <text:p text:style-name="P51"><text:tab/><text:span text:style-name="T95">М</text:span>ешает все камни в случайном порядке!</text:p>
      <text:p text:style-name="P51"><text:tab/>3 — Молния</text:p>
      <text:p text:style-name="P51"><text:tab/><text:span text:style-name="T95">У</text:span>ничтожает целый ряд!</text:p>
      <text:p text:style-name="P55"/>
      <text:p text:style-name="P5">Этап <text:span text:style-name="T96">7</text:span>. <text:span text:style-name="T9">Сундуки</text:span></text:p>
      <text:p text:style-name="P40"/>
      <text:p text:style-name="P30"><text:span text:style-name="T9">Результат: </text:span>При <text:span text:style-name="T83">выигрыше</text:span>, будут <text:span text:style-name="T83">начисляться </text:span>звёзды на сундуках, сундуки будут открываться и выдавать призы.</text:p>
      <text:p text:style-name="P43"/>
      <text:p text:style-name="P46">Задачи:</text:p>
      <text:p text:style-name="P30">1 — <text:span text:style-name="T41">Информация на закрытом сундуке</text:span></text:p>
      <text:p text:style-name="P12">При нажатии на закрытый сундук будет <text:span text:style-name="T84">проявляться</text:span> окно «СУНДУК ЗАКРЫТ».</text:p>
      <text:p text:style-name="P26">2 — <text:span text:style-name="T79">При нажатии на сундук который можно открыть, выдавать окно с подарком, начислять этот подарок, и сохранять информацию на сервере, о том что сундук больше нельзя открыть.</text:span></text:p>
      <text:p text:style-name="P62">Этап 8. <text:span text:style-name="T11">Монеты</text:span></text:p>
      <text:p text:style-name="P21"><text:span text:style-name="T91">Результат: </text:span><text:span text:style-name="T74">Можно будет произвести покупку внутренней валюты</text:span></text:p>
      <text:p text:style-name="P42"/>
      <text:p text:style-name="P24">Задачи:</text:p>
      <text:p text:style-name="P51"><text:tab/>1 — Индикатор внутренней валюты(монет)</text:p>
      <text:p text:style-name="P51"><text:tab/>Появится индикатор внутренней валюты</text:p>
      <text:p text:style-name="P51"><text:tab/>2 — Покупка внутренней валюты</text:p>
      <text:p text:style-name="P51"><text:tab/>Рядом с индикатором можно будет нажать кнопку (+) и появиться окно покупки монет.</text:p>
      <text:p text:style-name="P54">Будет таблица : </text:p>
      <text:p text:style-name="P54">10 монет за 3 голоса, </text:p>
      <text:p text:style-name="P54">100 монет за 20 голоса и т.д.</text:p>
      <text:p text:style-name="P54"><text:tab/><text:tab/></text:p>
      <text:p text:style-name="P51"><text:tab/><text:span text:style-name="T90">3 — Покупка Инструментов</text:span></text:p>
      <text:p text:style-name="P53"><text:tab/>Можно будет купить молоток, вихрь и молнии за монеты;</text:p>
      <text:p text:style-name="P51"/>
      <text:p text:style-name="P51"/>
      <text:p text:style-name="P63">Этап 9. Нагрузочное тестирование</text:p>
      <text:p text:style-name="P29"><text:span text:style-name="T54">Результат: </text:span><text:span text:style-name="T61">Очень важно знать, что игра не упадет после запуска! </text:span></text:p>
      <text:p text:style-name="P57">Задачи:</text:p>
      <text:p text:style-name="P52"><text:tab/>1 — Анализ</text:p>
      <text:p text:style-name="P52">Проанализировать сколько пользователей нужно выдержать в пике, сколько в час, сколько в сутки. На сколько надо рассчитывать рост базы.</text:p>
      <text:p text:style-name="P52"><text:tab/>2 — Инструментарий</text:p>
      <text:p text:style-name="P52">Создать инструменты для тестирования ключевых нагрузок: пиковой, суточной и т.д.</text:p>
      <text:p text:style-name="P52"><text:tab/>3 — Провести тестирование</text:p>
      <text:p text:style-name="P52">Тут будет проведено нагрузочное тестирование и создан отчет о том какую нагрузку удалось выдержать.</text:p>
      <text:p text:style-name="P6">Содержание:</text:p>
      <text:p text:style-name="Standard">Описание документа.</text:p>
      <text:p text:style-name="P48">Этап 1. <text:span text:style-name="T9">Базовый функционал.</text:span></text:p>
      <text:p text:style-name="P48">Этап 2. <text:span text:style-name="T9">Карта и путь</text:span></text:p>
      <text:p text:style-name="P48"><text:span text:style-name="T72">Этап 3</text:span><text:span text:style-name="T9">. Игр</text:span><text:span text:style-name="T10">овое пол</text:span><text:span text:style-name="T14">е</text:span></text:p>
      <text:p text:style-name="P48"><text:span text:style-name="T75">Этап 4</text:span><text:span text:style-name="T10">. </text:span><text:span text:style-name="T15">Друзья</text:span></text:p>
      <text:p text:style-name="P60"><text:span text:style-name="T53">Этап 5. <text:s/></text:span><text:span text:style-name="T58">Общие</text:span></text:p>
      <text:p text:style-name="P61"><text:span text:style-name="T59">Этап 6</text:span><text:span text:style-name="T54">. </text:span><text:span text:style-name="T55">Инструменты</text:span></text:p>
      <text:p text:style-name="P61"><text:span text:style-name="T60">Этап 7</text:span><text:span text:style-name="T55">. </text:span><text:span text:style-name="T57">Сундуки</text:span></text:p>
      <text:p text:style-name="P60"><text:span text:style-name="T60">Этап 8</text:span><text:span text:style-name="T55">. Монет</text:span><text:span text:style-name="T56">ы</text:span></text:p>
      <text:p text:style-name="P60"><text:span text:style-name="T60">Этап 9</text:span><text:span text:style-name="T55">. Нагрузочное тестирование</text:span></text:p>
      <text:p text:style-name="Standard"/>
      <text:p text:style-name="Standard"/>
      <text:p text:style-name="Standard"/>
      <text:p text:style-name="Standard"/>
      <text:p text:style-name="Standard"/>
      <text:p text:style-name="P38">Мы будем просто копировать игру «Сокровища пиратов» </text:p>
      <text:p text:style-name="P33">https://vk.com/app3882511?cid=false</text:p>
      <text:p text:style-name="P49"><text:tab/>В этом плане создадим основные механизмы игры, так что вся графика будет абстрактной.</text:p>
      <text:p text:style-name="P49"><text:tab/><text:span text:style-name="T89">Реализация</text:span> конкретной версии игры 3 в ряд будет в “Плане-2”</text:p>
      <text:p text:style-name="P49"><text:tab/>В “Плане-3”  будут реализовываться дополнительные <text:span text:style-name="T89">функционалы</text:span>, такие как “колесо фортуны” например.</text:p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MP3" style:family="paragraph" style:parent-style-name="Footer">
      <style:paragraph-properties fo:break-before="page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M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4" style:family="text">
      <style:text-properties fo:color="#bfbfbf" fo:font-size="8pt" fo:font-style="italic" style:font-size-asian="8pt" style:font-style-asian="italic" style:font-size-complex="8pt"/>
    </style:style>
    <style:style style:name="MT5" style:family="text">
      <style:text-properties fo:color="#bfbfbf" fo:font-size="8pt" fo:font-style="italic" officeooo:rsid="00214222" style:font-size-asian="8pt" style:font-style-asian="italic" style:font-size-complex="8pt"/>
    </style:style>
    <style:style style:name="MT6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</text:span><text:span text:style-name="MT2">6</text:span><text:span text:style-name="MT1">.</text:span><text:span text:style-name="MT2">03</text:span><text:span text:style-name="MT1">.201</text:span><text:span text:style-name="MT2">9</text:span><text:span text:style-name="MT3"><text:line-break/></text:span><text:span text:style-name="MT4">последние изменение: 1</text:span><text:span text:style-name="MT5">6</text:span><text:span text:style-name="MT1">/</text:span><text:span text:style-name="MT2">03</text:span><text:span text:style-name="MT1">/</text:span><text:span text:style-name="MT3">201</text:span><text:span text:style-name="MT2">9</text:span><text:span text:style-name="MT3"> </text:span><text:span text:style-name="MT6">21</text:span><text:span text:style-name="MT1">:</text:span><text:span text:style-name="MT2">29</text:span><text:span text:style-name="MT1">:00</text:span></text:p>
      </style:header>
      <style:header-left>
        <text:p text:style-name="MP2"/>
      </style:header-left>
      <style:footer>
        <text:p text:style-name="Footer"/>
        <text:p text:style-name="Footer"/>
        <text:p text:style-name="Footer"/>
        <text:p text:style-name="Footer"/>
        <text:p text:style-name="MP3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онов Александр Федорович</meta:initial-creator>
    <meta:editing-cycles>1406</meta:editing-cycles>
    <meta:print-date>2014-11-19T10:06:00</meta:print-date>
    <meta:creation-date>2014-11-18T13:34:00</meta:creation-date>
    <dc:date>2019-04-03T23:12:19.433000000</dc:date>
    <meta:editing-duration>P16DT19H20M31S</meta:editing-duration>
    <meta:generator>LibreOffice/6.0.1.1$Windows_x86 LibreOffice_project/60bfb1526849283ce2491346ed2aa51c465abfe6</meta:generator>
    <meta:document-statistic meta:table-count="0" meta:image-count="0" meta:object-count="0" meta:page-count="12" meta:paragraph-count="141" meta:word-count="1221" meta:character-count="8324" meta:non-whitespace-character-count="714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